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f15d0" officeooo:paragraph-rsid="000f15d0"/>
    </style:style>
    <style:style style:name="P5" style:family="paragraph" style:parent-style-name="Title">
      <style:text-properties style:font-name="Georgia" officeooo:rsid="000f15d0" officeooo:paragraph-rsid="000f15d0"/>
    </style:style>
    <style:style style:name="P6" style:family="paragraph" style:parent-style-name="Text_20_body">
      <style:paragraph-properties fo:text-align="center" style:justify-single-word="false"/>
      <style:text-properties style:font-name="Georgia" officeooo:rsid="000f15d0" officeooo:paragraph-rsid="000f15d0"/>
    </style:style>
    <style:style style:name="T1" style:family="text">
      <style:text-properties officeooo:rsid="0010be1a"/>
    </style:style>
    <style:style style:name="T2" style:family="text">
      <style:text-properties officeooo:rsid="0010e2bb"/>
    </style:style>
    <style:style style:name="T3" style:family="text">
      <style:text-properties officeooo:rsid="00123e46"/>
    </style:style>
    <style:style style:name="T4" style:family="text">
      <style:text-properties officeooo:rsid="0013ddfa"/>
    </style:style>
    <style:style style:name="T5" style:family="text">
      <style:text-properties officeooo:rsid="0015d449"/>
    </style:style>
    <style:style style:name="T6" style:family="text">
      <style:text-properties officeooo:rsid="00161532"/>
    </style:style>
    <style:style style:name="T7" style:family="text">
      <style:text-properties officeooo:rsid="0017551a"/>
    </style:style>
    <style:style style:name="T8" style:family="text">
      <style:text-properties officeooo:rsid="0017d19a"/>
    </style:style>
    <style:style style:name="T9" style:family="text">
      <style:text-properties officeooo:rsid="0017e2f3"/>
    </style:style>
    <style:style style:name="T10" style:family="text">
      <style:text-properties officeooo:rsid="0019a71e"/>
    </style:style>
    <style:style style:name="T11" style:family="text">
      <style:text-properties officeooo:rsid="001a8016"/>
    </style:style>
    <style:style style:name="T12" style:family="text">
      <style:text-properties officeooo:rsid="001b3a88"/>
    </style:style>
    <style:style style:name="T13" style:family="text">
      <style:text-properties officeooo:rsid="001cd744"/>
    </style:style>
    <style:style style:name="T14" style:family="text">
      <style:text-properties officeooo:rsid="001e22f6"/>
    </style:style>
    <style:style style:name="T15" style:family="text">
      <style:text-properties officeooo:rsid="001e6fad"/>
    </style:style>
    <style:style style:name="T16" style:family="text">
      <style:text-properties officeooo:rsid="001f5201"/>
    </style:style>
    <style:style style:name="T17" style:family="text">
      <style:text-properties officeooo:rsid="00202df4"/>
    </style:style>
    <style:style style:name="T18" style:family="text">
      <style:text-properties officeooo:rsid="00218397"/>
    </style:style>
    <style:style style:name="T19" style:family="text">
      <style:text-properties officeooo:rsid="00223bf0"/>
    </style:style>
    <style:style style:name="T20" style:family="text">
      <style:text-properties officeooo:rsid="00224d48"/>
    </style:style>
    <style:style style:name="T21" style:family="text">
      <style:text-properties officeooo:rsid="002438f1"/>
    </style:style>
    <style:style style:name="T22" style:family="text">
      <style:text-properties officeooo:rsid="0024ce55"/>
    </style:style>
    <style:style style:name="T23" style:family="text">
      <style:text-properties officeooo:rsid="0024fcbd"/>
    </style:style>
    <style:style style:name="T24" style:family="text">
      <style:text-properties officeooo:rsid="0026d084"/>
    </style:style>
    <style:style style:name="T25" style:family="text">
      <style:text-properties fo:font-style="italic" officeooo:rsid="0026d084" style:font-style-asian="italic" style:font-style-complex="italic"/>
    </style:style>
    <style:style style:name="T26" style:family="text">
      <style:text-properties officeooo:rsid="0028bd5d"/>
    </style:style>
    <style:style style:name="T27" style:family="text">
      <style:text-properties officeooo:rsid="002a7d90"/>
    </style:style>
    <style:style style:name="T28" style:family="text">
      <style:text-properties officeooo:rsid="002b250e"/>
    </style:style>
    <style:style style:name="T29" style:family="text">
      <style:text-properties officeooo:rsid="002cae4d"/>
    </style:style>
    <style:style style:name="T30" style:family="text">
      <style:text-properties officeooo:rsid="002df45b"/>
    </style:style>
    <style:style style:name="T31" style:family="text">
      <style:text-properties officeooo:rsid="002ebb69"/>
    </style:style>
    <style:style style:name="T32" style:family="text">
      <style:text-properties officeooo:rsid="003088fe"/>
    </style:style>
    <style:style style:name="T33" style:family="text">
      <style:text-properties style:font-name="Georgia" officeooo:rsid="000f15d0"/>
    </style:style>
    <style:style style:name="T34" style:family="text">
      <style:text-properties style:font-name="Georgia" officeooo:rsid="003088fe"/>
    </style:style>
    <style:style style:name="T35" style:family="text">
      <style:text-properties officeooo:rsid="0031c9f7"/>
    </style:style>
    <style:style style:name="T36" style:family="text">
      <style:text-properties officeooo:rsid="00320a35"/>
    </style:style>
    <style:style style:name="T37" style:family="text">
      <style:text-properties officeooo:rsid="0034e14e"/>
    </style:style>
    <style:style style:name="T38" style:family="text">
      <style:text-properties officeooo:rsid="00360fc0"/>
    </style:style>
    <style:style style:name="T39" style:family="text">
      <style:text-properties officeooo:rsid="003718fc"/>
    </style:style>
    <style:style style:name="T40" style:family="text">
      <style:text-properties officeooo:rsid="0038de44"/>
    </style:style>
    <style:style style:name="T41" style:family="text">
      <style:text-properties officeooo:rsid="00399b36"/>
    </style:style>
    <style:style style:name="T42" style:family="text">
      <style:text-properties officeooo:rsid="003a713a"/>
    </style:style>
    <style:style style:name="T43" style:family="text">
      <style:text-properties officeooo:rsid="003c696f"/>
    </style:style>
    <style:style style:name="T44" style:family="text">
      <style:text-properties officeooo:rsid="003d82ef"/>
    </style:style>
    <style:style style:name="T45" style:family="text">
      <style:text-properties officeooo:rsid="003e65d6"/>
    </style:style>
    <style:style style:name="T46" style:family="text">
      <style:text-properties officeooo:rsid="003ff5de"/>
    </style:style>
    <style:style style:name="T47" style:family="text">
      <style:text-properties officeooo:rsid="0040f03a"/>
    </style:style>
    <style:style style:name="T48" style:family="text">
      <style:text-properties officeooo:rsid="004207d1"/>
    </style:style>
    <style:style style:name="T49" style:family="text">
      <style:text-properties officeooo:rsid="0042efb4"/>
    </style:style>
    <style:style style:name="T50" style:family="text">
      <style:text-properties officeooo:rsid="00447f9c"/>
    </style:style>
    <style:style style:name="T51" style:family="text">
      <style:text-properties officeooo:rsid="0046af81"/>
    </style:style>
    <style:style style:name="T52" style:family="text">
      <style:text-properties officeooo:rsid="00471cdd"/>
    </style:style>
    <style:style style:name="T53" style:family="text">
      <style:text-properties officeooo:rsid="0048a3f9"/>
    </style:style>
    <style:style style:name="T54" style:family="text">
      <style:text-properties officeooo:rsid="004a3acf"/>
    </style:style>
    <style:style style:name="T55" style:family="text">
      <style:text-properties officeooo:rsid="004af013"/>
    </style:style>
    <style:style style:name="T56" style:family="text">
      <style:text-properties officeooo:rsid="004ef311"/>
    </style:style>
    <style:style style:name="T57" style:family="text">
      <style:text-properties officeooo:rsid="0050750c"/>
    </style:style>
    <style:style style:name="T58" style:family="text">
      <style:text-properties officeooo:rsid="00512b17"/>
    </style:style>
    <style:style style:name="T59" style:family="text">
      <style:text-properties officeooo:rsid="005315c0"/>
    </style:style>
    <style:style style:name="T60" style:family="text">
      <style:text-properties officeooo:rsid="005735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union</text:p>
      <text:p text:style-name="P3">211</text:p>
      <text:p text:style-name="P6">by Kyle Eggleston</text:p>
      <text:p text:style-name="P4"/>
      <text:h text:style-name="Heading_20_1" text:outline-level="1">Earth Orbit</text:h>
      <text:p text:style-name="P4"><text:tab/><text:span text:style-name="T1">Grilka was in a shuttle approaching Earth. As the planet came into view, she saw the Fresno docked with a space station. She smiled at the fact. </text:span><text:span text:style-name="T2">It had taken her weeks to reach Earth from the Dubor home world. Grilka had kept an eye out for Ketish every chance she had, so far he hadn’t chosen to follow after her, </text:span><text:span text:style-name="T3">which was a good sign</text:span><text:span text:style-name="T2">.</text:span></text:p>
      <text:p text:style-name="P4"><text:tab/><text:span text:style-name="T4">As her shuttle approached the Fresno all sorts of alarms sounded. Grilka winced at the alarms. Dubor alarms were designed to alert the pilot of any enemy vessel and the Fresno was classified as such. She would have to change that. The Fresno certainly wasn’t an enemy vessel, she was a friendly. </text:span><text:span text:style-name="T5">Finding the command to silence the alarm, Grilka breathed a sigh of relief. The Fresno locked onto her shuttle with a tractor beam halting her progression towards the ship.</text:span></text:p>
      <text:p text:style-name="P4"><text:tab/>“<text:span text:style-name="T5">Unidentified vessel. You will not be allowed to come any closer to the Fresno.” Captain Jack O’Brien’s voice came over the comm system. “You will state the nature of your coming into our space at once. </text:span><text:span text:style-name="T6">If you don’t, we will be forced to open fire and you will not be around to answer questions.</text:span><text:span text:style-name="T5">”</text:span></text:p>
      <text:p text:style-name="P4"><text:tab/><text:span text:style-name="T7">Grilka’s heart leaped for joy as she heard Jack’s voice. </text:span><text:span text:style-name="T8">He sounded good from what she could tell. She fumbled over the controls to open a communications channel to answer the captain’s hail.</text:span></text:p>
      <text:p text:style-name="P4"><text:tab/>“<text:span text:style-name="T8">This is Grilka of the Dubor Republic.” Grilka said. “Do not fire, I repeat I am here on a peaceful mission. Please do not fire.” </text:span><text:span text:style-name="T17">She closed her eyes and said a prayer to her gods.</text:span></text:p>
      <text:p text:style-name="P4"><text:tab/><text:span text:style-name="T8">On the bridge of the Fresno, Jack froze. </text:span><text:span text:style-name="T9">He didn’t know what to do. The last person he expected to see or hear from again was Grilka and here she was. </text:span><text:span text:style-name="T10">Standing from his command chair he pointed to the communications officer. “Open… open a channel.” He stammered.</text:span></text:p>
      <text:p text:style-name="P4"><text:tab/>“<text:span text:style-name="T11">Channel open.” The communications officer confirmed. “You’re on.”</text:span></text:p>
      <text:p text:style-name="P4"><text:tab/><text:span text:style-name="T12">Kate looked to Jack and frowned. She wondered how this reunion was going to go. He had been pretty pissed off at Grilka for doing what she had done. You don’t turn on your lover </text:span><text:soft-page-break/><text:span text:style-name="T12">and then try and come back. It was like the unwritten rule of love, </text:span><text:span text:style-name="T13">at least in human terms. </text:span><text:span text:style-name="T14">Maybe the Dubor way was different and </text:span><text:span text:style-name="T15">Jack</text:span><text:span text:style-name="T14"> was part Dubor so perhaps that was part of the new normal for him now. </text:span><text:span text:style-name="T16">She shrugged her shoulders in confusion.</text:span></text:p>
      <text:p text:style-name="P4"><text:tab/>“<text:span text:style-name="T17">Grilka, this is Jack.” O’Brien said into the open communications channel. “</text:span><text:span text:style-name="T18">What are you doing here?” He asked. Jack was really concerned of why she was there. </text:span><text:span text:style-name="T19">What was her reasoning for coming back? There had to be a reason. </text:span><text:span text:style-name="T20">One simply did not just show up out of the blue and say they were back.</text:span></text:p>
      <text:p text:style-name="P4"><text:tab/><text:span text:style-name="T21">Grilka hesitated with her response. Her Dorf was fine and well. He was alive. </text:span><text:span text:style-name="T22">She was grateful for that on so many levels. </text:span><text:span text:style-name="T23">Grilka couldn’t even begin to express her gratitud</text:span><text:span text:style-name="T24">e. “I’ve come back for you Jack.” She said. “If you’ll have me.”</text:span></text:p>
      <text:p text:style-name="P4"><text:tab/><text:span text:style-name="T24">Jack smiled at the thought. She really had come back for him. He shook his head. What had happened and the words she </text:span><text:span text:style-name="T25">didn’t</text:span><text:span text:style-name="T24"> speak came flooding back into his mind. </text:span><text:span text:style-name="T26">One big question stuck in his mind. Could he trust her? “Release your controls to us, we’ll bring you aboard.” He finally said. “</text:span><text:span text:style-name="T27">Disable the tractor beam, bring her shuttle aboard. Full security contingent.” He looked to Kate. “Just in case.” </text:span><text:span text:style-name="T28">He paused. “The docking bay is operational again right?”</text:span></text:p>
      <text:p text:style-name="P4"><text:tab/><text:span text:style-name="T28">Kate nodded. “Yes sir.”</text:span></text:p>
      <text:p text:style-name="P4"><text:tab/><text:span text:style-name="T29">Standing from his chair, Jack headed for the bridge’s transport tube. “I’ll be down there to greet her.” He said as the transport tube doors closed behind him, </text:span><text:span text:style-name="T30">he pulled out his gun just in case. </text:span><text:span text:style-name="T31">One could never be too careful around old girlfriends who could turn something else over night.</text:span></text:p>
      <text:p text:style-name="Text_20_body"><text:span text:style-name="T33"><text:tab/></text:span><text:span text:style-name="T34">The transport r</text:span><text:span text:style-name="T32">ide was a quick one. Jack found himself exiting the tube onto the docking bay where a Dubor shuttle was waiting for him. </text:span><text:span text:style-name="T35">A full contingent of security guards were waiting for him as well. </text:span><text:span text:style-name="T36">Six guards in total had their weapons drawn at the docked shuttle.</text:span></text:p>
      <text:p text:style-name="Text_20_body"><text:tab/><text:span text:style-name="T37">Jack stepped forward into the docking bay. He looked at the security guards. Jack wanted them there, they were simply insurance in case something bad were to happen. Just in case Grilka wasn’t there for a peaceful meeting as she had indicated in her message.</text:span></text:p>
      <text:p text:style-name="Text_20_body"><text:tab/>“<text:span text:style-name="T38">Open her up.” Jack said.</text:span></text:p>
      <text:p text:style-name="Text_20_body"><text:tab/><text:span text:style-name="T38">One of the guards stepped forward and keyed in a sequence that would open the shuttle door. As it opened, a hissing sound made its way into the chamber. A green mist escaped from the shuttle. Jack wondered if that was what Grilka was breathing. As far as he knew, the Dubor breathed oxygen just like humans did, and it sure as hell wasn’t green.</text:span></text:p>
      <text:p text:style-name="Text_20_body"><text:tab/>“<text:span text:style-name="T39">Alright Grilka, you can come out now!” Jack yelled. </text:span><text:span text:style-name="T40">He wasn’t sure he was ready for this reunion. </text:span><text:span text:style-name="T41">There were so many things racing though his mind that Jack didn’t know what exactly was going to happen. He had to fly by the seat of his pants on this one.</text:span></text:p>
      <text:p text:style-name="Text_20_body"><text:soft-page-break/><text:tab/><text:span text:style-name="T42">Grilka stepped out of the shuttle, at the sight of the guards and their guns trained on her, she held her hands up. “I surrender.” She said. “I am not armed, I present no threat to you or your ship.” She looked to Jack. “You have to believe me Jack, you have to believe me.”</text:span></text:p>
      <text:p text:style-name="Text_20_body"><text:tab/><text:span text:style-name="T43">Jack stepped forward </text:span><text:span text:style-name="T44">and faced Grilka. He called for his guards to </text:span><text:span text:style-name="T45">lower</text:span><text:span text:style-name="T44"> their weapons. “Weapons hold. She’s no danger to us.” Jack said </text:span><text:span text:style-name="T46">not looking away from Grilka, they locked their gaze and would not let it go.</text:span></text:p>
      <text:p text:style-name="Text_20_body"><text:tab/>“<text:span text:style-name="T47">Come with me.” Jack said. “I imagine we have a bit of catching up to do. It’s been weeks.”</text:span></text:p>
      <text:p text:style-name="Text_20_body"><text:tab/><text:span text:style-name="T47">Grilka smiled at the invitation. “</text:span><text:span text:style-name="T48">Yes Dorf, we do.” She said.</text:span></text:p>
      <text:p text:style-name="Text_20_body"><text:tab/><text:span text:style-name="T48">Dorf, Jack chuckled. She never ceased to amuse him with that word. Always reminding him that he was part human and part Dubor. Not a full breed in either world, he was stuck between </text:span><text:span text:style-name="T51">two</text:span><text:span text:style-name="T48"> worlds and always would be. </text:span><text:span text:style-name="T49">It was not meant as a cruel reminder, but still a reminder nevertheless.</text:span></text:p>
      <text:p text:style-name="Text_20_body"><text:tab/><text:span text:style-name="T50">Holstering his weapon, Jack put his arm around Grilka and escorted her to a transport tube. </text:span><text:span text:style-name="T52">Once inside, Jack spoke the command to make the pod move. “Brig.” </text:span><text:span text:style-name="T53">Any smile he had on his face while entering the tube dropped. No more disguises. Nothing but the cold hard truth from here on out.</text:span></text:p>
      <text:p text:style-name="Text_20_body"><text:tab/><text:span text:style-name="T54">Pulling a pair of handcuffs out of his back pocket, Jack placed them on Grilka.</text:span></text:p>
      <text:p text:style-name="Text_20_body"><text:tab/>“<text:span text:style-name="T54">What’s the meaning of this?” Grilka asked. </text:span><text:span text:style-name="T55">She struggled to free her wrists without promise. </text:span><text:span text:style-name="T56">The harder she tried to remove the restraints the tighter they became. </text:span><text:span text:style-name="T57">She finally gave up on struggling and accepted her fate. She was headed to the brig. Dorf didn’t want anything to do with her.</text:span></text:p>
      <text:p text:style-name="Text_20_body"><text:tab/><text:span text:style-name="T58">They rode the trip to the brig in silence. </text:span><text:span text:style-name="T59">Grilka was Jack’s prisoner. Jack wanted nothing more than to hold Grilka. But after their last encounter, he couldn’t do that. Jack didn’t trust her. Until that trust was earned back, she would have to live life in the brig. </text:span><text:span text:style-name="T60">Grilka wasn’t expecting to be taken to the brig. She thought maybe Jack would escort her to his quarters or her own quarters. Guess she was wrong, oh so very wr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1-19T13:14:24.031518856">01/19/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9T13:04:39.486646478</dc:date>
    <meta:editing-duration>PT3H8M27S</meta:editing-duration>
    <meta:editing-cycles>72</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33" meta:word-count="1253" meta:character-count="6822" meta:non-whitespace-character-count="5575"/>
  </office:meta>
</office:document-meta>
</file>